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List_20_Contents">
      <style:paragraph-properties fo:margin-top="0in" fo:margin-bottom="0.1965in"/>
    </style:style>
    <style:style style:name="P3" style:family="paragraph" style:parent-style-name="Preformatted_20_Text">
      <style:paragraph-properties fo:margin-top="0in" fo:margin-bottom="0.1965in"/>
    </style:style>
    <style:style style:name="P4" style:family="paragraph" style:parent-style-name="List_20_Heading">
      <style:text-properties fo:font-weight="bold" style:font-weight-asian="bold" style:font-weight-complex="bold"/>
    </style:style>
    <style:style style:name="P5" style:family="paragraph" style:parent-style-name="Quotations">
      <style:paragraph-properties fo:margin-left="0.7874in" fo:margin-right="0.7874in" fo:text-indent="0in" style:auto-text-indent="false"/>
    </style:style>
    <style:style style:name="P6" style:family="paragraph" style:parent-style-name="Text_20_body">
      <style:paragraph-properties fo:margin-top="0in" fo:margin-bottom="0in"/>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Text_20_body" style:list-style-name="L5">
      <style:paragraph-properties fo:margin-top="0in" fo:margin-bottom="0in"/>
    </style:style>
    <style:style style:name="P20" style:family="paragraph" style:parent-style-name="Text_20_body" style:list-style-name="L7">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WI-Prolog Website Redesign</text:h>
      <text:section text:style-name="Sect1" text:name="preview">
        <text:p text:style-name="Text_20_body">SWI-Prolog's website doesn't reflect the high quality of the SWI-Prolog product. </text:p>
        <text:p text:style-name="Text_20_body">The website sometimes reflects (internal) programming, rather than (visitor) programmers', concerns, and is hard to use for the many working Prolog programmers for whom it is the primary reference for SWI-Prolog library API and other information.</text:p>
        <text:p text:style-name="Text_20_body">My intent is to make incremental changes to the site to improve it.</text:p>
        <text:h text:style-name="Heading_20_2" text:outline-level="2">Audience</text:h>
        <text:p text:style-name="Text_20_body">Who is SWI-Prolog's audience?</text:p>
        <text:h text:style-name="Heading_20_3" text:outline-level="3">SWI-Prolog usage</text:h>
        <text:p text:style-name="Text_20_body">Major SWI-Prolog user groups:</text:p>
        <text:list xml:id="list1571463407" text:style-name="L1">
          <text:list-item>
            <text:p text:style-name="P15">students </text:p>
          </text:list-item>
          <text:list-item>
            <text:p text:style-name="P15">Academic researchers </text:p>
          </text:list-item>
          <text:list-item>
            <text:p text:style-name="P15">Serious commercial users </text:p>
          </text:list-item>
          <text:list-item>
            <text:p text:style-name="P7">dabblers, language hobbyists </text:p>
          </text:list-item>
        </text:list>
        <text:h text:style-name="Heading_20_3" text:outline-level="3">Web Site Visitors</text:h>
        <text:p text:style-name="Text_20_body">Who visits the website?</text:p>
        <text:list xml:id="list1800494838" text:style-name="L2">
          <text:list-item>
            <text:p text:style-name="P16">Users wanting to download/build/install SWI-Prolog or an add-on </text:p>
          </text:list-item>
          <text:list-item>
            <text:p text:style-name="P16">Users with install questions </text:p>
          </text:list-item>
          <text:list-item>
            <text:p text:style-name="P16">robots crawling the site </text:p>
          </text:list-item>
          <text:list-item>
            <text:p text:style-name="P16">Users wanting help with specific API's - "whats the name for append for atoms?" A large category by usage </text:p>
          </text:list-item>
          <text:list-item>
            <text:p text:style-name="P16">Users wanting to understand larger structures 'How do I make a query with the ODBC lib?' or 'Teach me about XPCE'. </text:p>
          </text:list-item>
          <text:list-item>
            <text:p text:style-name="P16">Users with non-API questions "how do I enter this Unicode char in a literal?" </text:p>
          </text:list-item>
          <text:list-item>
            <text:p text:style-name="P16">Users who have a problem and are looking for a solution 'I want to fuzzy match proper names. What tools are available?' </text:p>
          </text:list-item>
          <text:list-item>
            <text:p text:style-name="P16">People who want to browse, or be informed about SWI-Prolog offerings - "Ooh, I didn't know there was JSON parsing". </text:p>
          </text:list-item>
          <text:list-item>
            <text:p text:style-name="P16">People deciding if they're interested in the Prolog language. </text:p>
          </text:list-item>
          <text:list-item>
            <text:p text:style-name="P16">People deciding if they're interested in SWI-Prolog as their Prolog of choice. </text:p>
          </text:list-item>
          <text:list-item>
            <text:p text:style-name="P16">SWI-Prolog maintainers </text:p>
          </text:list-item>
          <text:list-item>
            <text:p text:style-name="P16">Academic and other users searching for academic papers linked to the site </text:p>
          </text:list-item>
          <text:list-item>
            <text:p text:style-name="P16">People looking for links to learn Prolog </text:p>
          </text:list-item>
          <text:list-item>
            <text:p text:style-name="P8">Users reporting bugs </text:p>
          </text:list-item>
        </text:list>
        <text:h text:style-name="Heading_20_2" text:outline-level="2"><text:soft-page-break/>Purpose</text:h>
        <text:p text:style-name="Text_20_body">So what's the site for?</text:p>
        <text:list xml:id="list1641698938" text:style-name="L3">
          <text:list-item>
            <text:p text:style-name="P17">Provide information. Be the constantly used authoritative reference for SWI-Prolog language and libraries </text:p>
          </text:list-item>
          <text:list-item>
            <text:p text:style-name="P17">Sell SWI-Prolog. Be an advocate and educator about the advantages of Prolog in general, and SWI-Prolog in particular. </text:p>
          </text:list-item>
          <text:list-item>
            <text:p text:style-name="P17">Provide SWI-Prolog. Be the place to get SWI-Prolog and related code. </text:p>
          </text:list-item>
          <text:list-item>
            <text:p text:style-name="P9">Support SWI-Prolog. Be the central presence for the SWI-Prolog project. </text:p>
          </text:list-item>
        </text:list>
        <text:h text:style-name="Heading_20_3" text:outline-level="3">Provide Information</text:h>
        <text:p text:style-name="Text_20_body">This is the most important function of the site, or at least the most difficult to perform well.</text:p>
        <text:p text:style-name="Text_20_body">Information is currently difficult to find.</text:p>
        <text:p text:style-name="Text_20_body">The hierarchy of information is disorganized.</text:p>
        <text:p text:style-name="Text_20_body">Other information has been added in an ad hoc fashion. There are links that point to a page that is a short list of topics and nothing else. These need streamlined.</text:p>
        <text:p text:style-name="Text_20_body">The search tool seems to miss a great deal of information.</text:p>
        <text:p text:style-name="Text_20_body">This seems particularly a missed opportunity. If you were going to write one part of a large system in Prolog, and wanted to choose a part where Prolog could really shine, search wouldn't be a bad choice.</text:p>
        <text:p text:style-name="Text_20_body">Users don't, generally, care if a pred comes from built-in predicates or from libraries. Yet the documentation for the two are in separate places.</text:p>
        <text:p text:style-name="Text_20_body">Some parts of the documentation are incomplete. I'm baffled what PDT is or what it's for, after reading the documentation. However, generally, when we finally <text:span text:style-name="Emphasis">find</text:span> the sought information, the page-level organization and descriptions are good.</text:p>
        <text:h text:style-name="Heading_20_4" text:outline-level="4">Connecting With Information</text:h>
        <text:p text:style-name="Text_20_body">Users need to connect with information in several ways.</text:p>
        <text:p text:style-name="P4">hierarchy</text:p>
        <text:p text:style-name="List_20_Contents">the site is currently hierarchical, but there seem to be several hierarchies. We need one. </text:p>
        <text:p text:style-name="P4">grouping</text:p>
        <text:p text:style-name="List_20_Contents">"show me the preds for html_write lib" </text:p>
        <text:p text:style-name="P4">search</text:p>
        <text:p text:style-name="List_20_Contents">"how do I set up SSL?" </text:p>
        <text:p text:style-name="P4">invite</text:p>
        <text:p text:style-name="List_20_Contents">"Hey, user, did you know there's a Google protocol buffer library?" </text:p>
        <text:p text:style-name="P4">browse</text:p>
        <text:p text:style-name="List_20_Contents">"I need to convert X to Y, and don't know how to do it. Show me some possibilities." </text:p>
        <text:p text:style-name="P4">sell</text:p>
        <text:p text:style-name="P2">The home page, and perhaps a few others, need to give persuasive 'reasons to use' SWI-Prolog. </text:p>
        <text:p text:style-name="Text_20_body">The website does "<text:span text:style-name="Emphasis">invite</text:span>" particularly poorly. I recently published a tutorial on using the web app framework. At one point I made a small comment about the usefulness of the debug messages window in the IDE. A number of my readers responded by asking where the IDE was and how to use it.</text:p>
        <text:p text:style-name="Text_20_body"><text:soft-page-break/>Any semiotic construct needs a hierarchy of information. The SWI-Prolog site has a central hierarchy, but a great deal of information on the site isn't fit into it. I suspect this is historical - as the system changes, items are added where it's convenient, rather than in the hierarchy.</text:p>
        <text:h text:style-name="Heading_20_3" text:outline-level="3">Sell SWI-Prolog</text:h>
        <text:p text:style-name="Text_20_body">Open source projects live and die by their acceptance level. The SWI-Prolog website should promote use of SWI-Prolog. Arguably, it doesn't currently do that. We don't service 'is this the tool for me?' visitors.</text:p>
        <text:p text:style-name="Text_20_body">The primary tool for this is the home page. Currently, no one reads the sea of text in the content area. Providing an information hierarchy for this material would help.</text:p>
        <text:p text:style-name="Text_20_body">SWI-Prolog is widely accepted in academia and for production use by Prolog programmers. ##prolong IRC channel discussions assume one is working in SWI-Prolog until proven otherwise. But Prolog itself remains an obscure language. </text:p>
        <text:p text:style-name="Text_20_body">The SWI-Prolog website does little to help the matter. The home page emphasizes advantages over other Prologs, rather than advantages of programming in Prolog.</text:p>
        <text:h text:style-name="Heading_20_3" text:outline-level="3">Provide SWI-Prolog</text:h>
        <text:p text:style-name="Text_20_body">Of course the website is the normal source for downloading SWI-Prolog.</text:p>
        <text:p text:style-name="Text_20_body">Currently, finding pieces and parts, and instructions for downloading and installing them, is a bit of a puzzle.</text:p>
        <text:p text:style-name="Text_20_body">I intend, as part of the organizational redesign, to make a list of every bit of code that can be obtained from the site, or from an external link from the site, and make sure there's a clear way to find it, and clear instructions for building it.</text:p>
        <text:h text:style-name="Heading_20_3" text:outline-level="3">Support SWI-Prolog Project</text:h>
        <text:p text:style-name="Text_20_body">Other than making a link to Cafe Press, and a donation button, the existing site serves this function well.</text:p>
        <text:p text:style-name="Text_20_body">We could consider an area on the home page or 'ads' asking for help with various projects. These could be part of the 'ads' mix for various projects</text:p>
        <text:p text:style-name="Text_20_body">We might also examine whether to move some links (e.g. the mailing list) to better encourage the SWI-Prolog community. A commercial Prolog programmer friend recently reacted to my mentioning the email list with 'what email list?'.</text:p>
        <text:p text:style-name="Text_20_body">The manual contains this para</text:p>
        <text:p text:style-name="Text_20_body">You can support the SWI-Prolog project in several ways. Academics are invited to cite one of the publications2 on SWI-Prolog. Users can help by identifying and/or fixing problems with the code or its documentation.3. Users can contribute new features or, more lightweight, contribute packs4. Commercial users may consider contacting the developers5 to sponsor the development of new features or seek for opportunities to cooperate with the developers or other commercial users. </text:p>
        <text:p text:style-name="Text_20_body">But it's buried on an inside page.</text:p>
        <text:h text:style-name="Heading_20_2" text:outline-level="2"><text:soft-page-break/>Redesign</text:h>
        <text:p text:style-name="Text_20_body">This, then, is my suggestion for redesign strategy. I want to concentrate on these elements:</text:p>
        <text:list xml:id="list441786629" text:style-name="L4">
          <text:list-item>
            <text:p text:style-name="P18">Home Page </text:p>
          </text:list-item>
          <text:list-item>
            <text:p text:style-name="P18">Site Organization </text:p>
          </text:list-item>
          <text:list-item>
            <text:p text:style-name="P18">Search </text:p>
          </text:list-item>
          <text:list-item>
            <text:p text:style-name="P10">Visual Design </text:p>
          </text:list-item>
        </text:list>
        <text:h text:style-name="Heading_20_4" text:outline-level="4">Work flow</text:h>
        <text:p text:style-name="P6">(totally reordered from this, but these items)</text:p>
        <text:list xml:id="list136717747" text:style-name="L5">
          <text:list-item>
            <text:p text:style-name="P19">Completely map the site (pretty much done as of 11/15/2012) </text:p>
          </text:list-item>
          <text:list-item>
            <text:p text:style-name="P19">Reorganize the site so everything fits into a unified hierarchy </text:p>
          </text:list-item>
          <text:list-item>
            <text:p text:style-name="P19">Improve the tools for browsing that hierarchy </text:p>
            <text:list>
              <text:list-item>
                <text:p text:style-name="P19">Create a unified site map</text:p>
              </text:list-item>
            </text:list>
          </text:list-item>
          <text:list-item>
            <text:p text:style-name="P19">Improve the visual design, concentrating on the body pages </text:p>
          </text:list-item>
          <text:list-item>
            <text:p text:style-name="P19">home page, including it's information and visual design. </text:p>
          </text:list-item>
          <text:list-item>
            <text:p text:style-name="P19">Improve the persistent items on the page </text:p>
          </text:list-item>
          <text:list-item>
            <text:p text:style-name="P11">Improve the search </text:p>
          </text:list-item>
        </text:list>
        <text:h text:style-name="Heading_20_3" text:outline-level="3"/>
        <text:h text:style-name="P1" text:outline-level="3">Organization</text:h>
        <text:p text:style-name="Text_20_body">Reorganization of the site depends strongly on the recently completed mapping of the site.</text:p>
        <text:p text:style-name="Text_20_body">Steps in reorganization:</text:p>
        <text:list xml:id="list1030961939" text:style-name="L6">
          <text:list-item>
            <text:p text:style-name="P12">Unify Site Hierarchies</text:p>
          </text:list-item>
          <text:list-item>
            <text:p text:style-name="P12">Improve site browse/invite functionality</text:p>
          </text:list-item>
          <text:list-item>
            <text:p text:style-name="P12">Create a site map</text:p>
          </text:list-item>
          <text:list-item>
            <text:p text:style-name="P12">Clean up d/l/install/build area</text:p>
          </text:list-item>
          <text:list-item>
            <text:p text:style-name="P12">Minor nav improvements within manual</text:p>
          </text:list-item>
          <text:list-item>
            <text:p text:style-name="P12">Cheat sheet</text:p>
          </text:list-item>
          <text:list-item>
            <text:p text:style-name="P12">Improve left menu</text:p>
          </text:list-item>
        </text:list>
        <text:p text:style-name="Text_20_body"/>
        <text:h text:style-name="Heading_20_4" text:outline-level="4">Unify Hierarchies</text:h>
        <text:p text:style-name="Text_20_body">At the moment the site is </text:p>
        <text:p text:style-name="Preformatted_20_Text"><text:span text:style-name="Source_20_Text">Site</text:span></text:p>
        <text:p text:style-name="Preformatted_20_Text"><text:span text:style-name="Source_20_Text"><text:s text:c="2"/>Manual</text:span></text:p>
        <text:p text:style-name="Preformatted_20_Text"><text:span text:style-name="Source_20_Text"><text:s text:c="5"/>Reference Manual</text:span></text:p>
        <text:p text:style-name="Preformatted_20_Text"><text:span text:style-name="Source_20_Text"><text:s text:c="7"/>non-api info</text:span></text:p>
        <text:p text:style-name="Preformatted_20_Text"><text:span text:style-name="Source_20_Text"><text:s text:c="7"/>built-in preds</text:span></text:p>
        <text:p text:style-name="Preformatted_20_Text"><text:span text:style-name="Source_20_Text"><text:s text:c="7"/>some other functionality</text:span></text:p>
        <text:p text:style-name="Preformatted_20_Text"><text:span text:style-name="Source_20_Text"><text:s text:c="7"/>SWI-Prolog Libs</text:span></text:p>
        <text:p text:style-name="Preformatted_20_Text"><text:span text:style-name="Source_20_Text"><text:s text:c="5"/>Package Documentation*</text:span></text:p>
        <text:p text:style-name="Preformatted_20_Text"><text:span text:style-name="Source_20_Text"><text:s text:c="8"/>/pldoc/package/*</text:span></text:p>
        <text:p text:style-name="Preformatted_20_Text"><text:span text:style-name="Source_20_Text"><text:s text:c="5"/>paper manual</text:span></text:p>
        <text:p text:style-name="P3"><text:span text:style-name="Source_20_Text"><text:s text:c="2"/>Other Stuff</text:span></text:p>
        <text:p text:style-name="Text_20_body">This organization doesn't serve the user well. As a software architecture, it's fine, but no one knows or cares if ord_union is built-in.</text:p>
        <text:p text:style-name="Text_20_body">Fix:<text:line-break/>Change the site hierarchy to eliminate these distinctions.</text:p>
        <text:h text:style-name="Heading_20_4" text:outline-level="4">Improve browse/invite visibility</text:h>
        <text:p text:style-name="Text_20_body">We shall have an 'ad' for some library or functional area in a persistant location on all pages.</text:p>
        <text:p text:style-name="Text_20_body">We shall reorganize the content area of the home page to be in 'invite' mode</text:p>
        <text:h text:style-name="Heading_20_4" text:outline-level="4">Create a site map</text:h>
        <text:p text:style-name="Text_20_body">As a sort of 'last resort' navigation, there should be a comprehensive site map with a link to every page on the site.</text:p>
        <text:h text:style-name="Heading_20_4" text:outline-level="4"><text:soft-page-break/>Clean up d/l/build/install</text:h>
        <text:p text:style-name="Text_20_body">from above:<text:line-break/>I intend, as part of the organizational redesign, to make a list of every bit of code that can be obtained from the site, or from an external link from the site, and make sure there's a clear way to find it, and clear instructions for building it.</text:p>
        <text:h text:style-name="Heading_20_4" text:outline-level="4">Minor Improvements Within Manual</text:h>
        <text:p text:style-name="Text_20_body">The reference manual started life as just that, a paper manual. It needs controls to flip pages and quickly get to ToC.</text:p>
        <text:p text:style-name="Text_20_body">A 'cheat sheet' would be useful.</text:p>
        <text:h text:style-name="Heading_20_4" text:outline-level="4">Single source for connecting to other languages</text:h>
        <text:h text:style-name="Heading_20_4" text:outline-level="4">Clean up the persistant links off left menu</text:h>
        <text:p text:style-name="Text_20_body">Rationalize these links, and rationalize the page structure under them</text:p>
        <text:h text:style-name="Heading_20_3" text:outline-level="3"/>
        <text:h text:style-name="P1" text:outline-level="3">Home Page and Persistent Items</text:h>
        <text:p text:style-name="Text_20_body">Revisions to the home page and revisions to the 'persistent' items that occur on every page have fallen into the same bucket</text:p>
        <text:h text:style-name="Heading_20_4" text:outline-level="4">Elements</text:h>
        <text:p text:style-name="Text_20_body">In Left nav</text:p>
        <text:list xml:id="list1290429735" text:style-name="L7">
          <text:list-item>
            <text:p text:style-name="P20">site logo </text:p>
          </text:list-item>
          <text:list-item>
            <text:p text:style-name="P20">Home link</text:p>
          </text:list-item>
          <text:list-item>
            <text:p text:style-name="P20">Left Nav links</text:p>
          </text:list-item>
        </text:list>
        <text:h text:style-name="Heading_20_4" text:outline-level="4">Revised Left Nav Menu</text:h>
        <text:p text:style-name="Text_20_body">See organization</text:p>
        <text:h text:style-name="Heading_20_3" text:outline-level="3">Home Page </text:h>
        <text:p text:style-name="Text_20_body">Solution should reduce the measure and remove the sea of text.</text:p>
        <text:p text:style-name="Text_20_body">The central area of the home page will be replaced with </text:p>
        <text:list xml:id="list53259278" text:style-name="L8">
          <text:list-item>
            <text:p text:style-name="P13">Intro para</text:p>
          </text:list-item>
          <text:list-item>
            <text:p text:style-name="P13">News area</text:p>
          </text:list-item>
          <text:list-item>
            <text:p text:style-name="P13">'Sell boxes'</text:p>
          </text:list-item>
        </text:list>
        <text:p text:style-name="Text_20_body">Sell boxes - a set of zig zag offset boxes addressing <text:s/>various 'sell' issues. We'll be combining this list into about 5 boxes (eg features, libraries, database might all be in one 'box').</text:p>
        <text:p text:style-name="Text_20_body">The boxes will have rolling replacements of specific items (the existing content, modulo cleanup).</text:p>
        <text:p text:style-name="Text_20_body">The issues (taken from the existing copy) will be:</text:p>
        <text:list xml:id="list1993867318" text:style-name="L9">
          <text:list-item>
            <text:p text:style-name="P14">Licensing and Community</text:p>
          </text:list-item>
          <text:list-item>
            <text:p text:style-name="P14">Performance</text:p>
          </text:list-item>
          <text:list-item>
            <text:p text:style-name="P14">Features</text:p>
          </text:list-item>
          <text:list-item>
            <text:p text:style-name="P14">Libraries</text:p>
          </text:list-item>
          <text:list-item>
            <text:p text:style-name="P14">Development Support</text:p>
          </text:list-item>
          <text:list-item>
            <text:p text:style-name="P14">Interfaces</text:p>
          </text:list-item>
          <text:list-item>
            <text:p text:style-name="P14">Database Connection</text:p>
          </text:list-item>
          <text:list-item>
            <text:p text:style-name="P14">Allied Projects</text:p>
          </text:list-item>
          <text:list-item>
            <text:p text:style-name="P14">Semantic Web </text:p>
          </text:list-item>
        </text:list>
        <text:p text:style-name="Text_20_body"/>
        <text:h text:style-name="P1" text:outline-level="3">Search</text:h>
        <text:p text:style-name="Text_20_body">This section (of the redesign doc) is still quite unfinished.</text:p>
        <text:p text:style-name="Text_20_body">help on search provides the pldoc page- need a better page.</text:p>
        <text:p text:style-name="Text_20_body">It's not clear that the radio buttons add anything. <text:s/>Research indicates simple search is better.</text:p>
        <text:p text:style-name="Text_20_body">Annie suggested crowdsource marking the pages as hard-to-find or somehow scoring log files. Jan objected to any 'look at this page' flagging method as generating work for the SWI-Prolog devs.</text:p>
        <text:p text:style-name="Text_20_body">Jan suggested allowing user tagging of pages. Annie's sceptical that pages would get consistently and frequently tagged enough to make this useful functionality.</text:p>
        <text:p text:style-name="Text_20_body">Jan suggested:</text:p>
        <text:p text:style-name="Text_20_body">Just brainstorming. Its not so hard to implement: just an autocomplete<text:line-break/>field to add keywords that are related to the documented object. Show<text:line-break/>the given keywords in the page and use them in search. The list of<text:line-break/>keywords can be bootstrapped from some software thesaurus, or maybe<text:line-break/>stackoverflow.</text:p>
        <text:p text:style-name="P5">A second reason for that is that quite some of the older stuff has<text:line-break/>changed significantly and writing docs is one thing, maintaining it<text:line-break/>is another :-(</text:p>
        <text:p text:style-name="Quotations">Important thing is to flag those pages. Maybe that could be<text:line-break/>semi-automated.</text:p>
        <text:p text:style-name="Text_20_body">Flagging is one, but it still takes mostly me to repair it :-( I<text:line-break/>sometimes renew a topic description after confusion expressed on<text:line-break/>the list or in person, but there enough serious ones on my<text:line-break/>pile (notably the module system and foreign interface).</text:p>
        <text:h text:style-name="Heading_20_3" text:outline-level="3">Visual Design</text:h>
        <text:p text:style-name="Text_20_body">Visual design changes are probably inevitably considered in such a project, given that to the uninformed 'site redesign' means changing the visuals.</text:p>
        <text:p text:style-name="Text_20_body">I would say visual redesign is the least important change to make, but I believe there are reasons for making some changes.</text:p>
        <text:h text:style-name="Heading_20_4" text:outline-level="4">Reason</text:h>
        <text:p text:style-name="Text_20_body">The visual appearance of the site communicates subliminally the quality of the engineering behind it. The SWI-Prolog site in particular is the showcase for SWI-Prolog web dev. While the bare bones feel of the site is in tune with the engineering aesthetic, it fails to provide this subliminal feeling of quality.</text:p>
        <text:p text:style-name="Text_20_body">Some aspects of the current visual design make finding information difficult. Clarity and lability are our goals.</text:p>
        <text:p text:style-name="Text_20_body">The site currently has a bad reputation. We need to say 'mea culpa, I'm sorry, we've reformed'. To do that, we have to make substantive improvements, of course. I see those largely as other sections <text:line-break/>We want to communicate that we HAVE changed the site. Some visual change would reinforce this <text:soft-page-break/>(This is also argument for doing changes behind the scenes and releasing rather than incremental small changes).</text:p>
        <text:p text:style-name="Text_20_body"/>
        <text:p text:style-name="Text_20_body">Perhaps the most important reason is that Prolog users, between PLDocs and the SWI-Prolog site, spend a <text:span text:style-name="Emphasis">lot</text:span> of time looking at this page. Readability is critical.</text:p>
        <text:h text:style-name="Heading_20_4" text:outline-level="4">Readability</text:h>
        <text:p text:style-name="Text_20_body">By which I mean 'how tiring is it to read page after page of this stuff?',<text:line-break/>and 'How hard is it to see a given string somewhere in a page with a lot of text'?</text:p>
        <text:h text:style-name="Heading_20_4" text:outline-level="4">Intelligibility</text:h>
        <text:p text:style-name="Text_20_body">By which I mean the larger issues of 'does the visual design let me find stuff'</text:p>
        <text:h text:style-name="Heading_20_4" text:outline-level="4">Aesthetic</text:h>
        <text:p text:style-name="Text_20_body">The we're-engineers-here-we-don't-need-no-stinking-javascript aesthetic of the site is appropriate. See comments above.</text:p>
        <text:h text:style-name="Heading_20_4" text:outline-level="4">Visual Information Design</text:h>
        <text:h text:style-name="Heading_20_2" text:outline-level="2">References</text:h>
      </text:section>
      <text:p text:style-name="Standard"/>
      <text:p text:style-name="Standard">[Duyne06] T<text:span text:style-name="T1">he Design of Sites</text:span>,<text:span text:style-name="T2"> </text:span><text:span text:style-name="Strong_20_Emphasis"><text:span text:style-name="T2">Douglas K. van Duyne, James A. Landay and Jason I. Hong</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DejaVu Sans Mono"/>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e </meta:initial-creator>
    <meta:creation-date>2012-11-16T11:09:52</meta:creation-date>
    <dc:date>2012-11-26T16:57:23</dc:date>
    <dc:creator>annie </dc:creator>
    <meta:editing-duration>PT3H9M6S</meta:editing-duration>
    <meta:editing-cycles>12</meta:editing-cycles>
    <meta:generator>LibreOffice/3.4$Unix LibreOffice_project/340m1$Build-402</meta:generator>
    <meta:document-statistic meta:table-count="0" meta:image-count="0" meta:object-count="0" meta:page-count="9" meta:paragraph-count="184" meta:word-count="2125" meta:character-count="12730" meta:non-whitespace-character-count="10740"/>
  </office:meta>
</office:document-meta>
</file>